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EB00000379C0110B177A3C0C5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18f602"/>
    </style:style>
    <style:style style:name="P2" style:family="paragraph" style:parent-style-name="Standard">
      <style:text-properties style:font-name="Liberation Sans" fo:font-size="28pt" officeooo:rsid="0018f602" officeooo:paragraph-rsid="0018f602" style:font-size-asian="28pt" style:font-size-complex="28pt"/>
    </style:style>
    <style:style style:name="P3" style:family="paragraph">
      <loext:graphic-properties draw:fill="solid" draw:fill-color="#ffffff"/>
      <style:text-properties fo:color="#ff0000" style:font-name="Liberation Sans" fo:font-weight="bold" style:font-weight-asian="bold" style:font-weight-complex="bold"/>
    </style:style>
    <style:style style:name="P4" style:family="paragraph">
      <loext:graphic-properties draw:fill="solid" draw:fill-color="#ffffff"/>
      <style:text-properties fo:color="#ff0000" style:font-name="Liberation Sans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style:font-name="Liberation Sans"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46ef" style:font-weight-asian="bold" style:font-weight-complex="bold"/>
    </style:style>
    <style:style style:name="T3" style:family="text">
      <style:text-properties fo:font-weight="bold" officeooo:rsid="001c6aa2" style:font-weight-asian="bold" style:font-weight-complex="bold"/>
    </style:style>
    <style:style style:name="T4" style:family="text">
      <style:text-properties officeooo:rsid="001c6aa2"/>
    </style:style>
    <style:style style:name="T5" style:family="text">
      <style:text-properties fo:color="#ff0000" style:font-name="Liberation Sans" fo:font-weight="bold" style:font-weight-asian="bold" style:font-weight-complex="bold"/>
    </style:style>
    <style:style style:name="T6" style:family="text">
      <style:text-properties fo:color="#ff0000" style:font-name="Liberation Sans"/>
    </style:style>
    <style:style style:name="T7" style:family="text">
      <style:text-properties style:font-name="Liberation Sans" fo:font-size="18pt" style:font-size-asian="18pt" style:font-size-complex="18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49cm" svg:stroke-color="#ff0000" draw:marker-start-width="0.494cm" draw:marker-end-width="0.494cm" draw:fill="solid" draw:fill-color="#ffffff" fo:min-height="0.50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49cm" svg:stroke-color="#ff0000" draw:marker-start-width="0.427cm" draw:marker-end-width="0.427cm" draw:fill="solid" draw:fill-color="#ffffff" fo:min-height="0.489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ff0000" draw:marker-start="" draw:marker-start-width="0.503cm" draw:marker-end="Arrowheads_20_1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svg:stroke-color="#ff0000" draw:marker-start-width="0.503cm" draw:marker-end="Arrowheads_20_1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<text:span text:style-name="T3">Python</text:span><text:span text:style-name="T1"> User</text:span><text:span text:style-name="T2">s</text:span><text:span text:style-name="T1"> Group</text:span> </text:p>
      <text:p text:style-name="P2">is meeting in <text:span text:style-name="T1">TX3</text:span> tonight:</text:p>
      <text:p text:style-name="P1"><draw:line text:anchor-type="paragraph" draw:z-index="3" draw:name="Shape3" draw:style-name="gr3" draw:text-style-name="P5" svg:x1="8.246cm" svg:y1="0.152cm" svg:x2="10.807cm" svg:y2="3.899cm"><text:p/></draw:line></text:p>
      <text:p text:style-name="P1"/>
      <text:p text:style-name="P1"><draw:frame draw:style-name="fr1" draw:name="Image1" text:anchor-type="paragraph" svg:x="0cm" svg:y="0.677cm" svg:width="17cm" svg:height="15.067cm" draw:z-index="0"><draw:image xlink:href="Pictures/10000201000003EB00000379C0110B177A3C0C5A.png" xlink:type="simple" xlink:show="embed" xlink:actuate="onLoad"/></draw:frame></text:p>
      <text:p text:style-name="P1"><draw:frame text:anchor-type="paragraph" draw:z-index="1" draw:name="Shape1" draw:style-name="gr1" draw:text-style-name="P3" svg:width="1.017cm" svg:height="0.558cm" svg:x="10.765cm" svg:y="2.586cm"><draw:text-box><text:p><text:span text:style-name="T5">TX3</text:span></text:p></draw:text-box></draw:frame><draw:frame text:anchor-type="paragraph" draw:z-index="2" draw:name="Shape2" draw:style-name="gr2" draw:text-style-name="P4" svg:width="1.08cm" svg:height="0.539cm" svg:x="12.268cm" svg:y="11.37cm"><draw:text-box><text:p><text:span text:style-name="T6">MS4</text:span></text:p></draw:text-box></draw:frame><draw:line text:anchor-type="paragraph" draw:z-index="4" draw:name="Shape4" draw:style-name="gr4" draw:text-style-name="P6" svg:x1="13.136cm" svg:y1="17.318cm" svg:x2="13.03cm" svg:y2="11.908cm"><text:p/></draw:line></text:p>
      <text:p text:style-name="P1"/>
      <text:p text:style-name="P1"><draw:frame text:anchor-type="paragraph" draw:z-index="5" draw:name="Shape5" draw:style-name="gr5" draw:text-style-name="P7" svg:width="4.001cm" svg:height="1.504cm" svg:x="11.548cm" svg:y="0.981cm"><draw:text-box><text:p><text:span text:style-name="T7">You are here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Reutemann</meta:initial-creator>
    <meta:creation-date>2018-01-18T17:02:22.661641804</meta:creation-date>
    <dc:date>2018-06-11T18:46:58.970447252</dc:date>
    <dc:creator>Peter Reutemann</dc:creator>
    <meta:editing-duration>PT6M57S</meta:editing-duration>
    <meta:editing-cycles>5</meta:editing-cycles>
    <meta:generator>LibreOffice/5.1.6.2$Linux_X86_64 LibreOffice_project/10m0$Build-2</meta:generator>
    <meta:document-statistic meta:table-count="0" meta:image-count="1" meta:object-count="0" meta:page-count="1" meta:paragraph-count="2" meta:word-count="9" meta:character-count="49" meta:non-whitespace-character-count="41"/>
  </office:meta>
</office:document-meta>
</file>